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6b6" officeooo:paragraph-rsid="001e06b6"/>
    </style:style>
    <style:style style:name="T1" style:family="text">
      <style:text-properties officeooo:rsid="001dddf3"/>
    </style:style>
    <style:style style:name="T2" style:family="text">
      <style:text-properties officeooo:rsid="001e06b6"/>
    </style:style>
    <style:style style:name="T3" style:family="text">
      <style:text-properties officeooo:rsid="0020a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movie (m_no INT PRIMARY KEY, title VARCHAR(20), yor INT, length INT,</text:p>
      <text:p text:style-name="Standard">genres VARCHAR(10));</text:p>
      <text:p text:style-name="Standard"/>
      <text:p text:style-name="Standard">INSERT INTO movie (m_no, title, yor, length, genres) VALUES</text:p>
      <text:p text:style-name="Standard">(1, '<text:span text:style-name="T1">abc</text:span>', 2022, 1<text:span text:style-name="T1">2</text:span>0, 'action'),</text:p>
      <text:p text:style-name="Standard">(2, '<text:span text:style-name="T1">cde</text:span>', 2019, 1<text:span text:style-name="T1">8</text:span>5, '<text:span text:style-name="T1">romance</text:span>'),</text:p>
      <text:p text:style-name="Standard">(3, 'Ya<text:span text:style-name="T1">m</text:span>', 2021, 1<text:span text:style-name="T1">7</text:span>0, 'drama'),</text:p>
      <text:p text:style-name="Standard">(4, 'R<text:span text:style-name="T1">ob</text:span>', 2021, 1<text:span text:style-name="T1">6</text:span>5, 'action'),</text:p>
      <text:p text:style-name="Standard">(5, 'Jes', 2022, 150, 'thriller'),</text:p>
      <text:p text:style-name="Standard">(6, 'Horror Movie 1', 2012, 120, 'horror'),</text:p>
      <text:p text:style-name="Standard">(7, 'Horror Movie 2', 2012, 110, 'horror'),</text:p>
      <text:p text:style-name="Standard">(8,'Yash',2008,15<text:span text:style-name="T1">0</text:span>,'comedy');</text:p>
      <text:p text:style-name="Standard"/>
      <text:p text:style-name="Standard">CREATE TABLE production (p_no INT PRIMARY KEY, name VARCHAR(20), address VARCHAR(20));</text:p>
      <text:p text:style-name="Standard"/>
      <text:p text:style-name="Standard">INSERT INTO production (p_no, name, address) VALUES</text:p>
      <text:p text:style-name="Standard">(101, '<text:span text:style-name="T1">A_Production</text:span>', 'Bangalore'),</text:p>
      <text:p text:style-name="Standard">(102, 'P_Production', 'Bangalore'),</text:p>
      <text:p text:style-name="Standard">(103, '<text:span text:style-name="T1">C_Production</text:span>', 'Mysore');</text:p>
      <text:p text:style-name="Standard"/>
      <text:p text:style-name="Standard">CREATE TABLE produced (p_no INT, m_no INT, FOREIGN KEY(p_no) REFERENCES production(p_no), FOREIGN KEY(m_no) REFERENCES movie(m_no));</text:p>
      <text:p text:style-name="Standard"/>
      <text:p text:style-name="Standard">INSERT INTO produced (p_no, m_no) VALUES</text:p>
      <text:p text:style-name="Standard">(101, 1),</text:p>
      <text:p text:style-name="Standard">(102, 2),</text:p>
      <text:p text:style-name="Standard">(103, 3),</text:p>
      <text:p text:style-name="Standard">(103, 4),</text:p>
      <text:p text:style-name="Standard">(101, 5);</text:p>
      <text:p text:style-name="Standard"/>
      <text:p text:style-name="Standard">CREATE TABLE actor (a_id INT PRIMARY KEY, name VARCHAR(30),dob DATE);</text:p>
      <text:p text:style-name="Standard"/>
      <text:p text:style-name="Standard">INSERT INTO actor (a_id, name, dob) VALUES</text:p>
      <text:p text:style-name="Standard">(201, '<text:span text:style-name="T1">xyz</text:span>', '1986-01-08'),</text:p>
      <text:p text:style-name="Standard">(202, '<text:span text:style-name="T1">smt</text:span>', '1973-09-02'),</text:p>
      <text:p text:style-name="Standard">(203, '<text:span text:style-name="T1">mno</text:span>', '1976-10-16'),</text:p>
      <text:p text:style-name="Standard">(204, '<text:span text:style-name="T1">abc</text:span>', '1975-03-17'),</text:p>
      <text:p text:style-name="Standard">(205, '<text:span text:style-name="T1">rst</text:span>', '1983-06-06');</text:p>
      <text:p text:style-name="Standard"/>
      <text:p text:style-name="Standard">CREATE TABLE acts (a_id INT, m_no INT, FOREIGN KEY(a_id) REFERENCES actor(a_id),</text:p>
      <text:p text:style-name="Standard">FOREIGN KEY(m_no) REFERENCES movie(m_no));</text:p>
      <text:p text:style-name="Standard"/>
      <text:p text:style-name="Standard">INSERT INTO acts (a_id, m_no) VALUES</text:p>
      <text:p text:style-name="Standard">(201, 1),</text:p>
      <text:p text:style-name="Standard">(202, 1),</text:p>
      <text:p text:style-name="Standard">(203, 2),</text:p>
      <text:p text:style-name="Standard">(201, 1),</text:p>
      <text:p text:style-name="Standard">(202, 1),</text:p>
      <text:p text:style-name="Standard">(203, 2),</text:p>
      <text:p text:style-name="Standard">(201,8);</text:p>
      <text:p text:style-name="Standard"/>
      <text:p text:style-name="Standard"><text:soft-page-break/></text:p>
      <text:p text:style-name="Standard">CREATE TABLE director (d_id INT PRIMARY KEY, name VARCHAR(20), dob DATE);</text:p>
      <text:p text:style-name="Standard"/>
      <text:p text:style-name="Standard">INSERT INTO director (d_id, name, dob) VALUES</text:p>
      <text:p text:style-name="Standard">(302, 'SK', '1983-04-06'),</text:p>
      <text:p text:style-name="Standard">(303, 'S<text:span text:style-name="T2">B</text:span>', '1986-01-08'),</text:p>
      <text:p text:style-name="Standard">(304, 'T<text:span text:style-name="T2">k</text:span>r', '1986-12-28'),</text:p>
      <text:p text:style-name="Standard">(305, 'C<text:span text:style-name="T2">k</text:span>r', '1988-12-07');</text:p>
      <text:p text:style-name="Standard"/>
      <text:p text:style-name="Standard"/>
      <text:p text:style-name="Standard"/>
      <text:p text:style-name="Standard"/>
      <text:p text:style-name="Standard">CREATE TABLE directs (d_id INT, m_no INT, Primary key(d_id,m_no), FOREIGN KEY(d_id) REFERENCES director(d_id),FOREIGN KEY(m_no) REFERENCES movie(m_no));</text:p>
      <text:p text:style-name="Standard"/>
      <text:p text:style-name="Standard"><text:span text:style-name="T2">I</text:span>NSERT INTO directs (d_id, m_no) VALUES</text:p>
      <text:p text:style-name="Standard">(302, 2),</text:p>
      <text:p text:style-name="Standard">(303, 3),</text:p>
      <text:p text:style-name="Standard">(304, 4),</text:p>
      <text:p text:style-name="Standard">(305, 5),</text:p>
      <text:p text:style-name="Standard">(303,6),(304,6),</text:p>
      <text:p text:style-name="Standard">(302,7),(305,7),(303,8<text:span text:style-name="T2">);</text:span></text:p>
      <text:p text:style-name="Standard"/>
      <text:p text:style-name="Standard"/>
      <text:p text:style-name="P1">1) <text:s/>SELECT m.* FROM movie m JOIN directs d ON m.m_no = d.m_no WHERE</text:p>
      <text:p text:style-name="P1">m.genres = 'horror' AND m.yor = 2012 GROUP BY m.m_no HAVING COUNT(d.d_id)</text:p>
      <text:p text:style-name="P1">&gt;= 2;</text:p>
      <text:p text:style-name="P1"/>
      <text:p text:style-name="P1">2) select a.name from actor a, acts ac, movie m where a.a_id=ac.a_id and</text:p>
      <text:p text:style-name="P1">ac.m_no=m.m_no and m.yor between 2000 and 2010 and a.name=m.title;</text:p>
      <text:p text:style-name="P1"><text:tab/><text:tab/></text:p>
      <text:p text:style-name="P1"><text:tab/><text:tab/><text:tab/><text:span text:style-name="T3">OR</text:span></text:p>
      <text:p text:style-name="P1"/>
      <text:p text:style-name="P1">SELECT a.name FROM actor a JOIN acts ac ON a.a_id = ac.a_id JOIN movie m ON ac.m_no = m.m_no WHERE m.yor BETWEEN 2000 AND 2010;</text:p>
      <text:p text:style-name="P1"/>
      <text:p text:style-name="P1">3) SELECT p.name, COUNT(*) AS movie_count FROM production p JOIN produced pr ON p.p_no = pr.p_no GROUP BY p.name HAVING movie_count = (SELECT MAX(movie_count)</text:p>
      <text:p text:style-name="P1">FROM ( SELECT COUNT(*) AS movie_count FROM produced GROUP BY p_no) AS movie_counts);</text:p>
      <text:p text:style-name="P1"/>
      <text:p text:style-name="P1">4) select m.title,m.m_no from movie m, acts ac, actor a, directs ds, director d where</text:p>
      <text:p text:style-name="P1">m.m_no=ac.m_no and m.m_no=ds.m_no and ac.a_id=a.a_id and ds.d_id=d.d_id and</text:p>
      <text:p text:style-name="P1">d.dob=a.dob;</text:p>
      <text:p text:style-name="P1"/>
      <text:p text:style-name="P1">5) select p.name from movie m, production p, produced pd, directs ds, director d</text:p>
      <text:p text:style-name="P1">where d.d_id=ds.d_id and ds.m_no=m.m_no and m.m_no=pd.m_no and pd.p_no=p.p_no</text:p>
      <text:p text:style-name="P1">group by p.name having count(d.d_id)=1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6:58:17.023829414</meta:creation-date>
    <dc:date>2023-10-10T17:36:53.089164320</dc:date>
    <meta:editing-duration>PT17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414" meta:character-count="2877" meta:non-whitespace-character-count="2526"/>
  </office:meta>
</office:document-meta>
</file>